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1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order="none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9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1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2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style:font-size-asian="8.5pt" style:font-size-complex="8.5pt"/>
    </style:style>
    <style:style style:name="ce49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4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7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58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5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7" office:value-type="string">
            <text:p>BASE.DB</text:p>
          </table:table-cell>
          <table:table-cell table:style-name="ce24"/>
          <table:table-cell table:style-name="ce26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7" office:value-type="string">
            <text:p>CORE.DB</text:p>
          </table:table-cell>
          <table:table-cell table:style-name="ce19"/>
          <table:table-cell table:style-name="ce27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7" office:value-type="string">
            <text:p>REGION.DB</text:p>
          </table:table-cell>
          <table:table-cell table:style-name="ce42"/>
          <table:table-cell table:style-name="ce43" office:value-type="string" table:number-columns-spanned="2" table:number-rows-spanned="1">
            <text:p>Disaster</text:p>
          </table:table-cell>
          <table:covered-table-cell table:style-name="ce19"/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8" office:value-type="date" office:date-value="2009-07-28">
            <text:p>2009-07-28</text:p>
          </table:table-cell>
          <table:table-cell table:style-name="ce25"/>
          <table:table-cell table:style-name="ce18"/>
          <table:table-cell table:style-name="ce3"/>
          <table:table-cell/>
          <table:table-cell table:style-name="ce18" table:formula="oooc:=[.D3]" office:value-type="date" office:date-value="2009-07-28">
            <text:p>2009-07-28</text:p>
          </table:table-cell>
          <table:table-cell table:style-name="ce20"/>
          <table:table-cell table:style-name="ce27"/>
          <table:table-cell/>
          <table:table-cell table:style-name="ce3"/>
          <table:table-cell table:style-name="ce26" office:value-type="string">
            <text:p>Schema Version</text:p>
          </table:table-cell>
          <table:table-cell table:style-name="ce41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15" office:value-type="string" table:number-columns-spanned="2" table:number-rows-spanned="1">
            <text:p>Info</text:p>
          </table:table-cell>
          <table:covered-table-cell table:style-name="ce19"/>
          <table:table-cell/>
          <table:table-cell table:style-name="ce3" office:value-type="string">
            <text:p>DisasterSerial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9"/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Region</text:p>
          </table:table-cell>
          <table:covered-table-cell table:style-name="ce19"/>
          <table:table-cell table:style-name="ce20"/>
          <table:table-cell table:style-name="ce27"/>
          <table:table-cell/>
          <table:table-cell table:style-name="ce3"/>
          <table:table-cell table:style-name="ce9" office:value-type="string">
            <text:p>InfoKey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7"/>
          <table:table-cell table:style-name="ce3"/>
          <table:table-cell table:style-name="ce9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DisasterGeographyId</text:p>
          </table:table-cell>
          <table:table-cell table:style-name="ce20" table:formula="oooc:=[.O62]" office:value-type="string" office:string-value="VARCHAR(100)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RegionLabel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20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 table:style-name="ce3"/>
          <table:table-cell table:style-name="ce30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InfoAuxValue</text:p>
          </table:table-cell>
          <table:table-cell table:style-name="ce20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7"/>
          <table:table-cell table:style-name="ce3"/>
          <table:table-cell table:style-name="ce30" office:value-type="string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DisasterLong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8"/>
          <table:table-cell table:style-name="ce3"/>
          <table:table-cell table:style-name="ce30" office:value-type="string">
            <text:p>Region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DisasterSource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8"/>
          <table:table-cell table:style-name="ce3"/>
          <table:table-cell table:style-name="ce30" office:value-type="string">
            <text:p>Region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RecordStatus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8"/>
          <table:table-cell table:style-name="ce3"/>
          <table:table-cell table:style-name="ce30" office:value-type="string">
            <text:p>Region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/>
          <table:table-cell table:style-name="ce3"/>
          <table:table-cell table:number-columns-repeated="3"/>
          <table:table-cell table:style-name="ce3" office:value-type="string">
            <text:p>RecordAuthor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8"/>
          <table:table-cell table:style-name="ce3"/>
          <table:table-cell table:style-name="ce30" office:value-type="string">
            <text:p>IsCRegion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9"/>
          <table:table-cell/>
          <table:table-cell table:style-name="ce3" office:value-type="string">
            <text:p>EventId</text:p>
          </table:table-cell>
          <table:table-cell table:style-name="ce20" table:formula="oooc:=[.O14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ven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12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EventDur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ventMagnitude</text:p>
          </table:table-cell>
          <table:table-cell table:style-name="ce20" office:value-type="string">
            <text:p>VARCHAR(8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RegionItem</text:p>
          </table:table-cell>
          <table:covered-table-cell table:style-name="ce19"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20"/>
          <table:table-cell table:style-name="ce27"/>
          <table:table-cell table:style-name="ce3"/>
          <table:table-cell table:style-name="ce9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Caus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20"/>
          <table:table-cell table:style-name="ce27"/>
          <table:table-cell table:style-name="ce3"/>
          <table:table-cell table:style-name="ce7" office:value-type="string">
            <text:p>RegionItem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PeopleDea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ffectPeopleMissing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Local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Injur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RegionAuth</text:p>
          </table:table-cell>
          <table:covered-table-cell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Harm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9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7" office:value-type="string">
            <text:p>Auth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number-columns-repeated="3"/>
          <table:table-cell table:style-name="ce3" office:value-type="string">
            <text:p>EffectPeopleReloc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7"/>
          <table:table-cell table:style-name="ce3"/>
          <table:table-cell table:style-name="ce3" office:value-type="string">
            <text:p>AuthValu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9"/>
          <table:table-cell/>
          <table:table-cell table:style-name="ce3" office:value-type="string">
            <text:p>EffectHousesDestroy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 table:number-columns-spanned="2" table:number-rows-spanned="1">
            <text:p>Event</text:p>
          </table:table-cell>
          <table:covered-table-cell table:style-name="ce19"/>
          <table:table-cell table:style-name="ce20"/>
          <table:table-cell table:style-name="ce27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12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EffectPeopleDea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Queries</text:p>
          </table:table-cell>
          <table:covered-table-cell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Missing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 table:style-name="ce3"/>
          <table:table-cell table:style-name="ce9" office:value-type="string">
            <text:p>Query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ffectPeopleHarm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People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ffectPeopleEvacu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Query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Reloc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Que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HousesDestroy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User</text:p>
          </table:table-cell>
          <table:covered-table-cell table:style-name="ce19"/>
          <table:table-cell table:style-name="ce20"/>
          <table:table-cell table:style-name="ce27"/>
          <table:table-cell/>
          <table:table-cell table:style-name="ce3"/>
          <table:table-cell table:number-columns-repeated="3"/>
          <table:table-cell table:style-name="ce3" office:value-type="string">
            <text:p>EffectLossesValueUSD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style-name="ce27"/>
          <table:table-cell table:style-name="ce3"/>
          <table:table-cell table:style-name="ce7" office:value-type="string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9"/>
          <table:table-cell/>
          <table:table-cell table:style-name="ce3" office:value-type="string">
            <text:p>EffectRoads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 table:number-columns-spanned="2" table:number-rows-spanned="1">
            <text:p>Cause</text:p>
          </table:table-cell>
          <table:covered-table-cell table:style-name="ce19"/>
          <table:table-cell table:style-name="ce20"/>
          <table:table-cell table:style-name="ce27"/>
          <table:table-cell table:style-name="ce3"/>
          <table:table-cell table:style-name="ce3" office:value-type="string">
            <text:p>UserEMail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3" office:value-type="string">
            <text:p>EffectFarmingAndForest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UserPasswd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EffectLiveStock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UserFull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20" office:value-type="string">
            <text:p>VARCHAR(50) DEFAULT '---'</text:p>
          </table:table-cell>
          <table:table-cell/>
          <table:table-cell table:style-name="ce3" office:value-type="string">
            <text:p>EffectEducation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20" office:value-type="string">
            <text:p>TEX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0" office:value-type="string">
            <text:p>GeoLevelActive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OtherLoss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UserCit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UserCreationDate 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7"/>
          <table:table-cell table:style-name="ce3"/>
          <table:table-cell table:style-name="ce3" office:value-type="string">
            <text:p>UserNote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7"/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SectorCommunications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7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20"/>
          <table:table-cell table:style-name="ce27"/>
          <table:table-cell/>
          <table:table-cell table:style-name="ce3"/>
          <table:table-cell table:number-columns-repeated="3"/>
          <table:table-cell table:style-name="ce3" office:value-type="string">
            <text:p>SectorRelief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/>
          <table:table-cell/>
          <table:table-cell table:style-name="ce3" office:value-type="string">
            <text:p>SectorAgricultural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UserOption</text:p>
          </table:table-cell>
          <table:covered-table-cell table:style-name="ce19"/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SectorWaterSuppl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table:formula="oooc:=[.O40]" office:value-type="string" office:string-value="INTEGER">
            <text:p>INTEGER</text:p>
          </table:table-cell>
          <table:table-cell/>
          <table:table-cell table:style-name="ce3" office:value-type="string">
            <text:p>SectorSewerag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SectorEduc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 table:number-columns-spanned="2" table:number-rows-spanned="1">
            <text:p>Dictionary</text:p>
          </table:table-cell>
          <table:covered-table-cell/>
          <table:table-cell table:style-name="ce20"/>
          <table:table-cell table:style-name="ce27"/>
          <table:table-cell table:style-name="ce3"/>
          <table:table-cell table:style-name="ce3" office:value-type="string">
            <text:p>Option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9" office:value-type="string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SectorPow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 table:style-name="ce27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Industr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7"/>
          <table:table-cell table:style-name="ce3"/>
          <table:table-cell table:number-columns-repeated="2"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Health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20" office:value-type="string">
            <text:p>VARCHAR(30)</text:p>
          </table:table-cell>
          <table:table-cell table:style-name="ce20"/>
          <table:table-cell table:style-name="ce27"/>
          <table:table-cell table:style-name="ce3"/>
          <table:table-cell table:style-name="ce29" office:value-type="string" table:number-columns-spanned="2" table:number-rows-spanned="1">
            <text:p>UserSession</text:p>
          </table:table-cell>
          <table:covered-table-cell table:style-name="ce27"/>
          <table:table-cell table:style-name="ce20"/>
          <table:table-cell table:style-name="ce27"/>
          <table:table-cell/>
          <table:table-cell table:style-name="ce3"/>
          <table:table-cell table:style-name="ce3" office:value-type="string">
            <text:p>GeoLevelLayerCod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Oth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1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FullDesc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office:value-type="string">
            <text:p>User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" office:value-type="string">
            <text:p>Vali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"/>
          <table:table-cell table:style-name="ce3"/>
          <table:table-cell table:number-columns-repeated="5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" office:value-type="string">
            <text:p>Start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9"/>
          <table:table-cell/>
          <table:table-cell table:style-name="ce40" office:value-type="string" table:number-columns-spanned="2" table:number-rows-spanned="1">
            <text:p>EEData</text:p>
          </table:table-cell>
          <table:covered-table-cell table:style-name="ce19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4" table:formula="oooc:=[.Q3]" office:value-type="string" office:string-value="DisasterId">
            <text:p>DisasterId</text:p>
          </table:table-cell>
          <table:table-cell table:style-name="ce19" table:formula="oooc:=[.R3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9]" office:value-type="string" office:string-value="VARCHAR(3)">
            <text:p>VARCHAR(3)</text:p>
          </table:table-cell>
          <table:table-cell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 table:number-columns-spanned="2" table:number-rows-spanned="1">
            <text:p>LabelGroup</text:p>
          </table:table-cell>
          <table:covered-table-cell/>
          <table:table-cell table:style-name="ce20"/>
          <table:table-cell/>
          <table:table-cell table:style-name="ce3"/>
          <table:table-cell table:style-name="ce32" office:value-type="string" table:number-columns-spanned="2" table:number-rows-spanned="1">
            <text:p>UserLockList</text:p>
          </table:table-cell>
          <table:covered-table-cell/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20" office:value-type="string">
            <text:p>VARCHAR(100) DEFAULT '---'</text:p>
          </table:table-cell>
          <table:table-cell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1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20" office:value-type="string">
            <text:p>VARCHAR(200) DEFAULT '---'</text:p>
          </table:table-cell>
          <table:table-cell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" office:value-type="string">
            <text:p>Tabl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20" office:value-type="string">
            <text:p>INTEGER DEFAULT -1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40" office:value-type="string" table:number-columns-spanned="2" table:number-rows-spanned="1">
            <text:p>EEField</text:p>
          </table:table-cell>
          <table:covered-table-cell table:style-name="ce45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Order</text:p>
          </table:table-cell>
          <table:table-cell table:style-name="ce20" office:value-type="string">
            <text:p>INTEGER</text:p>
          </table:table-cell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7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3" table:formula="oooc:=[.N82]" office:value-type="string" office:string-value="EEGroupId">
            <text:p>EEGroupId</text:p>
          </table:table-cell>
          <table:table-cell table:style-name="ce20" table:formula="oooc:=[.O82]" office:value-type="string" office:string-value="VARCHAR(30)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3" office:value-type="string" table:number-columns-spanned="2" table:number-rows-spanned="1">
            <text:p>STATUS FIELDS</text:p>
          </table:table-cell>
          <table:covered-table-cell table:style-name="ce19" table:formula="oooc:=[.N85]" office:value-type="string" office:string-value="EEGroupStatus">
            <text:p>EEGroupStatus</text:p>
          </table:covered-table-cell>
          <table:table-cell table:style-name="ce20"/>
          <table:table-cell table:number-columns-repeated="2"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EFieldLabel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4" office:value-type="string">
            <text:p>PUBLIC, PRIVATE, INACTIVE</text:p>
          </table:table-cell>
          <table:table-cell table:style-name="ce35"/>
          <table:table-cell table:style-name="ce20"/>
          <table:table-cell table:number-columns-repeated="2"/>
          <table:table-cell table:style-name="ce3"/>
          <table:table-cell table:number-columns-repeated="3"/>
          <table:table-cell table:style-name="ce3" office:value-type="string">
            <text:p>EEFieldDesc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4"/>
          <table:table-cell table:style-name="ce14" table:number-columns-repeated="2"/>
          <table:table-cell table:style-name="ce22"/>
          <table:table-cell table:number-columns-repeated="2"/>
          <table:table-cell table:style-name="ce3"/>
          <table:table-cell table:style-name="ce11" office:value-type="string" table:number-columns-spanned="2" table:number-rows-spanned="1">
            <text:p>DatabaseLog</text:p>
          </table:table-cell>
          <table:covered-table-cell table:style-name="ce19"/>
          <table:table-cell/>
          <table:table-cell table:style-name="ce3" office:value-type="string">
            <text:p>EEFieldTyp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Sync</text:p>
          </table:table-cell>
          <table:covered-table-cell table:style-name="ce23"/>
          <table:table-cell table:style-name="ce20"/>
          <table:table-cell table:number-columns-repeated="7"/>
          <table:table-cell table:style-name="ce3"/>
          <table:table-cell table:style-name="ce3" office:value-type="string">
            <text:p>DBLog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Sync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DBLogType</text:p>
          </table:table-cell>
          <table:table-cell table:style-name="ce20" office:value-type="string">
            <text:p>VARCHAR(20)</text:p>
          </table:table-cell>
          <table:table-cell table:style-name="ce27"/>
          <table:table-cell table:style-name="ce3" office:value-type="string">
            <text:p>EEField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SyncTabl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DBLogNotes</text:p>
          </table:table-cell>
          <table:table-cell table:style-name="ce20" office:value-type="string">
            <text:p>TEXT</text:p>
          </table:table-cell>
          <table:table-cell table:style-name="ce27"/>
          <table:table-cell table:style-name="ce3" office:value-type="string">
            <text:p>EEField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SyncUploa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DBLogUserName</text:p>
          </table:table-cell>
          <table:table-cell table:style-name="ce20" office:value-type="string">
            <text:p>VARCHAR(20)</text:p>
          </table:table-cell>
          <table:table-cell table:style-name="ce27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SyncDownloa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SyncURL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SyncSpec</text:p>
          </table:table-cell>
          <table:table-cell table:style-name="ce22" office:value-type="string">
            <text:p>VARCHAR(1024)</text:p>
          </table:table-cell>
          <table:table-cell table:style-name="ce20"/>
          <table:table-cell table:number-columns-repeated="7"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7"/>
          <table:table-cell table:number-columns-repeated="2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table:number-columns-repeated="2"/>
          <table:table-cell table:style-name="ce20"/>
          <table:table-cell table:number-columns-repeated="7"/>
          <table:table-cell table:style-name="ce3"/>
          <table:table-cell table:number-columns-repeated="3"/>
          <table:table-cell table:style-name="ce13" office:value-type="string" table:number-columns-spanned="2" table:number-rows-spanned="1">
            <text:p>Sync</text:p>
          </table:table-cell>
          <table:covered-table-cell table:style-name="ce23"/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5" office:value-type="string" table:number-columns-spanned="2" table:number-rows-spanned="1">
            <text:p>Info</text:p>
          </table:table-cell>
          <table:covered-table-cell table:style-name="ce19"/>
          <table:table-cell table:style-name="ce20"/>
          <table:table-cell table:number-columns-repeated="7"/>
          <table:table-cell table:style-name="ce3"/>
          <table:table-cell table:style-name="ce40" office:value-type="string" table:number-columns-spanned="2" table:number-rows-spanned="1">
            <text:p>EEGroup</text:p>
          </table:table-cell>
          <table:covered-table-cell table:style-name="ce19"/>
          <table:table-cell/>
          <table:table-cell table:style-name="ce9" office:value-type="string">
            <text:p>Sync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InfoKey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7"/>
          <table:table-cell table:style-name="ce3"/>
          <table:table-cell table:style-name="ce7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3" office:value-type="string">
            <text:p>SyncTabl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number-columns-repeated="7"/>
          <table:table-cell table:style-name="ce3"/>
          <table:table-cell table:style-name="ce10" office:value-type="string">
            <text:p>EEGroupLabel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yncUploa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InfoAux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EEGroup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SyncDownloa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EEGroupStatus</text:p>
          </table:table-cell>
          <table:table-cell table:style-name="ce20" office:value-type="string">
            <text:p>INTEGER</text:p>
          </table:table-cell>
          <table:table-cell/>
          <table:table-cell table:style-name="ce3" office:value-type="string">
            <text:p>SyncURL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/>
          <table:table-cell table:style-name="ce4" office:value-type="string">
            <text:p>SyncSpec</text:p>
          </table:table-cell>
          <table:table-cell table:style-name="ce22" office:value-type="string">
            <text:p>VARCHAR(1024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style-name="ce20"/>
          <table:table-cell table:number-columns-repeated="7"/>
          <table:table-cell table:style-name="ce3"/>
          <table:table-cell table:style-name="ce3" office:value-type="string">
            <text:p>RecordSync</text:p>
          </table:table-cell>
          <table:table-cell table:style-name="ce20" office:value-type="string">
            <text:p>DATETIME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number-columns-repeated="7"/>
          <table:table-cell table:style-name="ce3"/>
          <table:table-cell table:style-name="ce4" office:value-type="string">
            <text:p>Record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number-columns-repeated="7"/>
          <table:table-cell table:style-name="ce4"/>
          <table:table-cell table:style-name="ce14" table:number-columns-repeated="5"/>
          <table:table-cell table:style-name="ce22"/>
          <table:table-cell table:number-columns-repeated="237"/>
        </table:table-row>
        <table:table-row table:style-name="ro2" table:number-rows-repeated="2">
          <table:table-cell/>
          <table:table-cell table:style-name="ce3"/>
          <table:table-cell table:style-name="Default" table:number-columns-repeated="2"/>
          <table:table-cell table:style-name="ce20"/>
          <table:table-cell table:number-columns-repeated="251"/>
        </table:table-row>
        <table:table-row table:style-name="ro2">
          <table:table-cell/>
          <table:table-cell table:style-name="ce4"/>
          <table:table-cell table:style-name="ce16" table:number-columns-repeated="2"/>
          <table:table-cell table:style-name="ce22"/>
          <table:table-cell table:number-columns-repeated="251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8"/>
        <table:table-column table:style-name="co27" table:default-cell-style-name="ce48"/>
        <table:table-column table:style-name="co25" table:number-columns-repeated="254" table:default-cell-style-name="ce48"/>
        <table:table-row table:style-name="ro2">
          <table:table-cell table:style-name="ce46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7" table:formula="oooc:=[Tables.D3]" office:value-type="date" office:date-value="2009-07-28">
            <text:p>2009-07-2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49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0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4]; [Tables.C40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40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41];&quot;','&quot;; [Tables.C42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4]; [Tables.C53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53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54];&quot;','&quot;; [Tables.C55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0" table:formula="oooc:=CONCATENATE([.$A$4]; [Tables.C64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64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5]; &quot; &quot;; [Tables.D6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6]; &quot; &quot;; [Tables.D66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65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0" table:formula="oooc:=CONCATENATE([.$A$4]; [Tables.C81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81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3]; &quot; &quot;; [Tables.D83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4]; &quot; &quot;; [Tables.D84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82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0"/>
          <table:table-cell table:number-columns-repeated="255"/>
        </table:table-row>
        <table:table-row table:style-name="ro3">
          <table:table-cell table:style-name="ce50" table:formula="oooc:=CONCATENATE([.$A$4]; [Tables.C73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1" table:formula="oooc:=CONCATENATE([.$A$5];&quot;'&quot;; [Tables.C73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4]; &quot; &quot;; [Tables.D74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5]; &quot; &quot;; [Tables.D75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0" table:formula="oooc:=CONCATENATE([.$A$6]; &quot;('&quot;; [Tables.C74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0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1.0','','','','');">
            <text:p>insert into Info values ('DBVersion','1.0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8"/>
        <table:table-row table:style-name="ro2">
          <table:table-cell table:style-name="ce46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7" table:formula="oooc:=[Tables.D3]" office:value-type="date" office:date-value="2009-07-28">
            <text:p>2009-07-2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0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0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4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0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3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57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8"/>
        <table:table-row table:style-name="ro2">
          <table:table-cell table:style-name="ce55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6" table:formula="oooc:=[Tables.D3]" office:value-type="date" office:date-value="2009-07-28">
            <text:p>2009-07-2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8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27];&quot;','&quot;; [Tables.N28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N39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39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40];&quot;','&quot;;[Tables.N41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59"/>
          <table:table-cell table:number-columns-repeated="255"/>
        </table:table-row>
        <table:table-row table:style-name="ro2">
          <table:table-cell table:style-name="ce51" table:formula="oooc:=CONCATENATE([BASE.$A$4]; [Tables.N49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49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50];&quot;','&quot;;[Tables.N51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59"/>
          <table:table-cell table:number-columns-repeated="255"/>
        </table:table-row>
        <table:table-row table:style-name="ro2">
          <table:table-cell table:style-name="ce51" table:formula="oooc:=CONCATENATE([BASE.$A$4]; [Tables.N61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61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3]; &quot; &quot;; [Tables.O6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62];&quot;','&quot;;[Tables.N63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59"/>
          <table:table-cell table:number-columns-repeated="255"/>
        </table:table-row>
        <table:table-row table:style-name="ro2">
          <table:table-cell table:style-name="ce51" table:formula="oooc:=CONCATENATE([BASE.$A$4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N81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81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2]; &quot; &quot;; [Tables.O82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3]; &quot; &quot;; [Tables.O8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84]; &quot; &quot;; [Tables.O8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85]; &quot; &quot;; [Tables.O8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86]; &quot; &quot;; [Tables.O8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N82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Q67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Q67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Q68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A$4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4]; &quot; &quot;; [Tables.R6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59"/>
          <table:table-cell table:number-columns-repeated="255"/>
        </table:table-row>
        <table:table-row table:style-name="ro2">
          <table:table-cell table:style-name="ce51" table:formula="oooc:=CONCATENATE([BASE.$A$4]; [Tables.N72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N72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76]; &quot; &quot;; [Tables.O76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59"/>
          <table:table-cell table:number-columns-repeated="255"/>
        </table:table-row>
        <table:table-row table:style-name="ro2">
          <table:table-cell table:style-name="ce51" table:formula="oooc:=CONCATENATE([BASE.$A$4]; [Tables.Q80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1" table:formula="oooc:=CONCATENATE([BASE.$A$5]; &quot;'&quot;; [Tables.Q80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84]; &quot; &quot;; [Tables.R84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85]; &quot; &quot;; [Tables.R85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1" table:formula="oooc:=CONCATENATE([BASE.$A$6]; &quot;('&quot;; [Tables.Q81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1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07/28/2009</text:date>, <text:time>16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28T16:10:52</dc:date>
    <meta:printed-by>Jhon H. Caicedo</meta:printed-by>
    <meta:print-date>2009-07-09T09:32:36</meta:print-date>
    <meta:editing-cycles>370</meta:editing-cycles>
    <meta:editing-duration>P3DT18H14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962"/>
  </office:meta>
</office:document-meta>
</file>